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811877BC2EAE9E646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9e027" officeooo:paragraph-rsid="0019e027"/>
    </style:style>
    <style:style style:name="P2" style:family="paragraph">
      <loext:graphic-properties draw:fill-color="#cccccc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cccc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cccccc" draw:textarea-horizontal-align="justify" draw:textarea-vertical-align="middle" draw:auto-grow-height="false" fo:min-height="4.95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4.95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4.95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808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3cm" svg:y="0.921cm" svg:width="7.456cm" svg:height="4.348cm" draw:z-index="12"><draw:image xlink:href="Pictures/1000000000000280000001811877BC2EAE9E646F.jpg" xlink:type="simple" xlink:show="embed" xlink:actuate="onLoad" loext:mime-type="image/jpeg"/></draw:frame><draw:custom-shape text:anchor-type="paragraph" draw:z-index="0" draw:name="Forma1" draw:style-name="gr1" draw:text-style-name="P2" svg:width="7.002cm" svg:height="7.002cm" svg:x="-1.139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2" draw:text-style-name="P3" svg:width="7.002cm" svg:height="7.002cm" svg:x="5.861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2" draw:text-style-name="P3" svg:width="7.002cm" svg:height="7.002cm" svg:x="12.862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2" draw:text-style-name="P3" svg:width="7.002cm" svg:height="7.002cm" svg:x="19.863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3" draw:text-style-name="P4" svg:width="7.002cm" svg:height="7.002cm" svg:x="9.4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3" draw:text-style-name="P4" svg:width="7.002cm" svg:height="7.002cm" svg:x="16.401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a2" draw:style-name="gr4" draw:text-style-name="P5" svg:x1="5.9cm" svg:y1="18.02cm" svg:x2="5.9cm" svg:y2="7.631cm"><text:p/></draw:line><draw:line text:anchor-type="paragraph" draw:z-index="7" draw:name="Forma2" draw:style-name="gr4" draw:text-style-name="P5" svg:x1="9.4cm" svg:y1="18.02cm" svg:x2="9.4cm" svg:y2="7.631cm"><text:p/></draw:line><draw:line text:anchor-type="paragraph" draw:z-index="8" draw:name="Forma2" draw:style-name="gr4" draw:text-style-name="P5" svg:x1="12.85cm" svg:y1="18.02cm" svg:x2="12.85cm" svg:y2="7.631cm"><text:p/></draw:line><draw:line text:anchor-type="paragraph" draw:z-index="9" draw:name="Forma2" draw:style-name="gr4" draw:text-style-name="P5" svg:x1="16.401cm" svg:y1="18.02cm" svg:x2="16.401cm" svg:y2="7.631cm"><text:p/></draw:line><draw:line text:anchor-type="paragraph" draw:z-index="10" draw:name="Forma2" draw:style-name="gr4" draw:text-style-name="P5" svg:x1="19.851cm" svg:y1="18.02cm" svg:x2="19.851cm" svg:y2="7.631cm"><text:p/></draw:line><draw:line text:anchor-type="paragraph" draw:z-index="11" draw:name="Forma2" draw:style-name="gr4" draw:text-style-name="P5" svg:x1="23.402cm" svg:y1="18.02cm" svg:x2="23.402cm" svg:y2="7.631cm"><text:p/></draw:line>Ejemp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0:38:50.223872820</meta:creation-date>
    <dc:date>2019-11-17T11:24:08.733353481</dc:date>
    <meta:editing-duration>PT14M37S</meta:editing-duration>
    <meta:editing-cycles>4</meta:editing-cycles>
    <meta:generator>LibreOffice/6.0.7.3$Linux_X86_64 LibreOffice_project/00m0$Build-3</meta:generator>
    <meta:print-date>2019-11-17T11:19:06.187293608</meta:print-date>
    <meta:document-statistic meta:table-count="0" meta:image-count="1" meta:object-count="0" meta:page-count="1" meta:paragraph-count="1" meta:word-count="1" meta:character-count="7" meta:non-whitespace-character-count="7"/>
  </office:meta>
</office:document-meta>
</file>